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</office:automatic-styles>
  <office:body>
    <office:text>
      <text:p text:style-name="P1"><text:span text:style-name="T1_1">-------------------------------------------------------------------------------------------------------------------</text:span></text:p>
      <text:p text:style-name="P2"><text:span text:style-name="T2_1">AB</text:span><text:span text:style-name="T2_2"><text:s/></text:span><text:span text:style-name="T2_3">object</text:span></text:p>
      <text:p text:style-name="P3"><text:span text:style-name="T3_1">TOP</text:span><text:span text:style-name="T3_2"><text:s/></text:span><text:span text:style-name="T3_3">LEVEL</text:span><text:span text:style-name="T3_4"><text:s/></text:span><text:span text:style-name="T3_5">SLOTS</text:span><text:span text:style-name="T3_6">:</text:span></text:p>
      <text:list text:style-name="LS1" xml:id="list0">
        <text:list-item>
          <text:p text:style-name="P4"><text:span text:style-name="T4_1">Give</text:span><text:span text:style-name="T4_2"><text:s/></text:span><text:span text:style-name="T4_3">a</text:span><text:span text:style-name="T4_4"><text:s/></text:span><text:span text:style-name="T4_5">complete</text:span><text:span text:style-name="T4_6"><text:s/></text:span><text:span text:style-name="T4_7">context</text:span><text:span text:style-name="T4_8"><text:s/></text:span><text:span text:style-name="T4_9">of</text:span><text:span text:style-name="T4_10"><text:s/></text:span><text:span text:style-name="T4_11">how</text:span><text:span text:style-name="T4_12"><text:s/></text:span><text:span text:style-name="T4_13">to</text:span><text:span text:style-name="T4_14"><text:s/></text:span><text:span text:style-name="T4_15">handle</text:span><text:span text:style-name="T4_16"><text:s/></text:span><text:span text:style-name="T4_17">this</text:span><text:span text:style-name="T4_18"><text:s/></text:span><text:span text:style-name="T4_19">object</text:span></text:p>
        </text:list-item>
        <text:list-item>
          <text:p text:style-name="P5"><text:span text:style-name="T5_1">Includes</text:span><text:span text:style-name="T5_2"><text:s/></text:span><text:span text:style-name="T5_3">referencability</text:span><text:span text:style-name="T5_4"><text:s/></text:span><text:span text:style-name="T5_5">slots</text:span><text:span text:style-name="T5_6"><text:s/>(</text:span><text:span text:style-name="T5_7">see</text:span><text:span text:style-name="T5_8"><text:s/></text:span><text:span text:style-name="T5_9">below</text:span><text:span text:style-name="T5_10">)</text:span></text:p>
        </text:list-item>
      </text:list>
      <text:p text:style-name="P6"><text:span text:style-name="T6_1">Data</text:span></text:p>
      <text:p text:style-name="P7"/>
      <text:p text:style-name="P8"><text:span text:style-name="T8_1">IF</text:span><text:span text:style-name="T8_2"><text:s/></text:span><text:span text:style-name="T8_3">NOT</text:span><text:span text:style-name="T8_4"><text:s/></text:span><text:span text:style-name="T8_5">REFERENCEABLE</text:span><text:span text:style-name="T8_6"><text:s/>(</text:span><text:span text:style-name="T8_7">i</text:span><text:span text:style-name="T8_8">.</text:span><text:span text:style-name="T8_9">e</text:span><text:span text:style-name="T8_10"><text:s/></text:span><text:span text:style-name="T8_11">this</text:span><text:span text:style-name="T8_12"><text:s/></text:span><text:span text:style-name="T8_13">object</text:span><text:span text:style-name="T8_14"><text:s/></text:span><text:span text:style-name="T8_15">makes</text:span><text:span text:style-name="T8_16"><text:s/></text:span><text:span text:style-name="T8_17">no</text:span><text:span text:style-name="T8_18"><text:s/></text:span><text:span text:style-name="T8_19">sense</text:span><text:span text:style-name="T8_20"><text:s/></text:span><text:span text:style-name="T8_21">without</text:span><text:span text:style-name="T8_22"><text:s/></text:span><text:span text:style-name="T8_23">context</text:span><text:span text:style-name="T8_24"><text:s/></text:span><text:span text:style-name="T8_25">this</text:span><text:span text:style-name="T8_26"><text:s/></text:span><text:span text:style-name="T8_27">needs</text:span><text:span text:style-name="T8_28"><text:s/></text:span><text:span text:style-name="T8_29">to</text:span><text:span text:style-name="T8_30"><text:s/></text:span><text:span text:style-name="T8_31">be</text:span><text:span text:style-name="T8_32"><text:s/></text:span><text:span text:style-name="T8_33">stored</text:span><text:span text:style-name="T8_34"><text:s/></text:span><text:span text:style-name="T8_35">in</text:span><text:span text:style-name="T8_36"><text:s/></text:span><text:span text:style-name="T8_37">a</text:span><text:span text:style-name="T8_38"><text:s/></text:span><text:span text:style-name="T8_39">new</text:span><text:span text:style-name="T8_40"><text:s/></text:span><text:span text:style-name="T8_41">top</text:span><text:span text:style-name="T8_42"><text:s/></text:span><text:span text:style-name="T8_43">level</text:span><text:span text:style-name="T8_44"><text:s/></text:span><text:span text:style-name="T8_45">slot</text:span><text:span text:style-name="T8_46">.<text:s/></text:span><text:span text:style-name="T8_47">this</text:span><text:span text:style-name="T8_48"><text:s/></text:span><text:span text:style-name="T8_49">will</text:span><text:span text:style-name="T8_50"><text:s/></text:span><text:span text:style-name="T8_51">be</text:span><text:span text:style-name="T8_52"><text:s/></text:span><text:span text:style-name="T8_53">the</text:span><text:span text:style-name="T8_54"><text:s/></text:span><text:span text:style-name="T8_55">handling</text:span><text:span text:style-name="T8_56"><text:s/></text:span><text:span text:style-name="T8_57">of</text:span><text:span text:style-name="T8_58"><text:s/></text:span><text:span text:style-name="T8_59">the</text:span><text:span text:style-name="T8_60"><text:s/></text:span><text:span text:style-name="T8_61">context</text:span><text:span text:style-name="T8_62"><text:s/></text:span><text:span text:style-name="T8_63">for</text:span><text:span text:style-name="T8_64"><text:s/></text:span><text:span text:style-name="T8_65">this</text:span><text:span text:style-name="T8_66"><text:s/></text:span><text:span text:style-name="T8_67">object</text:span><text:span text:style-name="T8_68"><text:s/></text:span><text:span text:style-name="T8_69">telling</text:span><text:span text:style-name="T8_70"><text:s/></text:span><text:span text:style-name="T8_71">it</text:span><text:span text:style-name="T8_72"><text:s/></text:span><text:span text:style-name="T8_73">to</text:span><text:span text:style-name="T8_74"><text:s/></text:span><text:span text:style-name="T8_75">go</text:span><text:span text:style-name="T8_76"><text:s/></text:span><text:span text:style-name="T8_77">up</text:span><text:span text:style-name="T8_78"><text:s/></text:span><text:span text:style-name="T8_79">the</text:span><text:span text:style-name="T8_80"><text:s/></text:span><text:span text:style-name="T8_81">parent</text:span><text:span text:style-name="T8_82"><text:s/></text:span><text:span text:style-name="T8_83">in</text:span><text:span text:style-name="T8_84"><text:s/></text:span><text:span text:style-name="T8_85">order</text:span><text:span text:style-name="T8_86"><text:s/></text:span><text:span text:style-name="T8_87">to</text:span><text:span text:style-name="T8_88"><text:s/></text:span><text:span text:style-name="T8_89">display</text:span><text:span text:style-name="T8_90"><text:s/></text:span><text:span text:style-name="T8_91">correctly</text:span></text:p>
      <text:p text:style-name="P9"/>
      <text:p text:style-name="P10"><text:span text:style-name="T10_1">HOWEVER</text:span><text:span text:style-name="T10_2"><text:s/></text:span><text:span text:style-name="T10_3">if</text:span><text:span text:style-name="T10_4"><text:s/></text:span><text:span text:style-name="T10_5">it</text:span><text:span text:style-name="T10_6"><text:s/></text:span><text:span text:style-name="T10_7">is</text:span><text:span text:style-name="T10_8"><text:s/></text:span><text:span text:style-name="T10_9">referenceable</text:span><text:span text:style-name="T10_10"><text:s/></text:span><text:span text:style-name="T10_11">then</text:span><text:span text:style-name="T10_12"><text:s/></text:span><text:span text:style-name="T10_13">the</text:span><text:span text:style-name="T10_14"><text:s/></text:span><text:span text:style-name="T10_15">top</text:span><text:span text:style-name="T10_16"><text:s/></text:span><text:span text:style-name="T10_17">level</text:span><text:span text:style-name="T10_18"><text:s/></text:span><text:span text:style-name="T10_19">slots</text:span><text:span text:style-name="T10_20"><text:s/></text:span><text:span text:style-name="T10_21">give</text:span><text:span text:style-name="T10_22"><text:s/></text:span><text:span text:style-name="T10_23">you</text:span><text:span text:style-name="T10_24"><text:s/></text:span><text:span text:style-name="T10_25">context</text:span><text:span text:style-name="T10_26"><text:s/></text:span><text:span text:style-name="T10_27">for</text:span><text:span text:style-name="T10_28"><text:s/></text:span><text:span text:style-name="T10_29">how</text:span><text:span text:style-name="T10_30"><text:s/></text:span><text:span text:style-name="T10_31">to</text:span><text:span text:style-name="T10_32"><text:s/></text:span><text:span text:style-name="T10_33">handle</text:span><text:span text:style-name="T10_34"><text:s/></text:span><text:span text:style-name="T10_35">it</text:span></text:p>
      <text:p text:style-name="P11"><text:span text:style-name="T11_1">Think</text:span><text:span text:style-name="T11_2"><text:s/></text:span><text:span text:style-name="T11_3">single</text:span><text:span text:style-name="T11_4"><text:s/></text:span><text:span text:style-name="T11_5">tweet</text:span><text:span text:style-name="T11_6"><text:s/></text:span><text:span text:style-name="T11_7">you</text:span><text:span text:style-name="T11_8"><text:s/></text:span><text:span text:style-name="T11_9">can</text:span><text:span text:style-name="T11_10"><text:s/></text:span><text:span text:style-name="T11_11">see</text:span><text:span text:style-name="T11_12"><text:s/></text:span><text:span text:style-name="T11_13">the</text:span><text:span text:style-name="T11_14"><text:s/></text:span><text:span text:style-name="T11_15">tweet</text:span><text:span text:style-name="T11_16"><text:s/></text:span><text:span text:style-name="T11_17">without</text:span><text:span text:style-name="T11_18"><text:s/></text:span><text:span text:style-name="T11_19">seeing</text:span><text:span text:style-name="T11_20"><text:s/></text:span><text:span text:style-name="T11_21">the</text:span><text:span text:style-name="T11_22"><text:s/></text:span><text:span text:style-name="T11_23">entire</text:span><text:span text:style-name="T11_24"><text:s/></text:span><text:span text:style-name="T11_25">tweet</text:span><text:span text:style-name="T11_26"><text:s/></text:span><text:span text:style-name="T11_27">history</text:span><text:span text:style-name="T11_28">.</text:span></text:p>
      <text:p text:style-name="P12"><text:span text:style-name="T12_1">-------------------------------------------------------------------------------------------------------------------------</text:span></text:p>
      <text:p text:style-name="P13"/>
      <text:p text:style-name="P14"><text:span text:style-name="T14_1">------------------------------------------------------------------------------------------------------------------------</text:span></text:p>
      <text:p text:style-name="P15"><text:span text:style-name="T15_1">BA</text:span><text:span text:style-name="T15_2"><text:s/></text:span><text:span text:style-name="T15_3">objects</text:span></text:p>
      <text:p text:style-name="P16"><text:span text:style-name="T16_1">TOP</text:span><text:span text:style-name="T16_2"><text:s/></text:span><text:span text:style-name="T16_3">LEVEL</text:span><text:span text:style-name="T16_4"><text:s/></text:span><text:span text:style-name="T16_5">SLOTS</text:span><text:span text:style-name="T16_6">:</text:span></text:p>
      <text:list text:style-name="LS1" xml:id="list2">
        <text:list-item>
          <text:p text:style-name="P17"><text:span text:style-name="T17_1">Give</text:span><text:span text:style-name="T17_2"><text:s/></text:span><text:span text:style-name="T17_3">a</text:span><text:span text:style-name="T17_4"><text:s/></text:span><text:span text:style-name="T17_5">complete</text:span><text:span text:style-name="T17_6"><text:s/></text:span><text:span text:style-name="T17_7">context</text:span><text:span text:style-name="T17_8"><text:s/></text:span><text:span text:style-name="T17_9">of</text:span><text:span text:style-name="T17_10"><text:s/></text:span><text:span text:style-name="T17_11">how</text:span><text:span text:style-name="T17_12"><text:s/></text:span><text:span text:style-name="T17_13">to</text:span><text:span text:style-name="T17_14"><text:s/></text:span><text:span text:style-name="T17_15">handle</text:span><text:span text:style-name="T17_16"><text:s/></text:span><text:span text:style-name="T17_17">this</text:span><text:span text:style-name="T17_18"><text:s/></text:span><text:span text:style-name="T17_19">object</text:span></text:p>
        </text:list-item>
        <text:list-item>
          <text:p text:style-name="P18"><text:span text:style-name="T18_1">Includes</text:span><text:span text:style-name="T18_2"><text:s/></text:span><text:span text:style-name="T18_3">referencability</text:span><text:span text:style-name="T18_4"><text:s/></text:span><text:span text:style-name="T18_5">slots</text:span><text:span text:style-name="T18_6"><text:s/>(</text:span><text:span text:style-name="T18_7">same</text:span><text:span text:style-name="T18_8"><text:s/></text:span><text:span text:style-name="T18_9">deal</text:span><text:span text:style-name="T18_10"><text:s/></text:span><text:span text:style-name="T18_11">as</text:span><text:span text:style-name="T18_12"><text:s/></text:span><text:span text:style-name="T18_13">above</text:span><text:span text:style-name="T18_14">)</text:span></text:p>
        </text:list-item>
      </text:list>
      <text:p text:style-name="P19"><text:span text:style-name="T19_1">LIST</text:span></text:p>
      <text:list text:style-name="LS2" xml:id="list4">
        <text:list-item>
          <text:p text:style-name="P20"><text:span text:style-name="T20_1">Pointers</text:span><text:span text:style-name="T20_2"><text:s/>(</text:span><text:span text:style-name="T20_3">mostly</text:span><text:span text:style-name="T20_4">)<text:s/></text:span><text:span text:style-name="T20_5">to</text:span><text:span text:style-name="T20_6"><text:s/></text:span><text:span text:style-name="T20_7">AB</text:span><text:span text:style-name="T20_8"><text:s/></text:span><text:span text:style-name="T20_9">contracts</text:span></text:p>
        </text:list-item>
        <text:list-item>
          <text:p text:style-name="P21"><text:span text:style-name="T21_1">Data</text:span><text:span text:style-name="T21_2"><text:s/></text:span><text:span text:style-name="T21_3">on</text:span><text:span text:style-name="T21_4"><text:s/></text:span><text:span text:style-name="T21_5">how</text:span><text:span text:style-name="T21_6"><text:s/></text:span><text:span text:style-name="T21_7">to</text:span><text:span text:style-name="T21_8"><text:s/></text:span><text:span text:style-name="T21_9">incorporate</text:span><text:span text:style-name="T21_10"><text:s/></text:span><text:span text:style-name="T21_11">the</text:span><text:span text:style-name="T21_12"><text:s/></text:span><text:span text:style-name="T21_13">AB</text:span><text:span text:style-name="T21_14"><text:s/></text:span><text:span text:style-name="T21_15">contract</text:span><text:span text:style-name="T21_16"><text:s/></text:span><text:span text:style-name="T21_17">into</text:span><text:span text:style-name="T21_18"><text:s/></text:span><text:span text:style-name="T21_19">the</text:span><text:span text:style-name="T21_20"><text:s/></text:span><text:span text:style-name="T21_21">BA</text:span><text:span text:style-name="T21_22"><text:s/></text:span><text:span text:style-name="T21_23">representation</text:span><text:span text:style-name="T21_24"><text:s/>(</text:span><text:span text:style-name="T21_25">This</text:span><text:span text:style-name="T21_26"><text:s/></text:span><text:span text:style-name="T21_27">should</text:span><text:span text:style-name="T21_28"><text:s/></text:span><text:span text:style-name="T21_29">be</text:span><text:span text:style-name="T21_30"><text:s/></text:span><text:span text:style-name="T21_31">pretty</text:span><text:span text:style-name="T21_32"><text:s/></text:span><text:span text:style-name="T21_33">standard</text:span><text:span text:style-name="T21_34">)</text:span></text:p>
        </text:list-item>
      </text:list>
      <text:p text:style-name="P22"/>
      <text:p text:style-name="P23"><text:span text:style-name="T23_1">NOTE</text:span><text:span text:style-name="T23_2">:<text:s/></text:span><text:span text:style-name="T23_3">When</text:span><text:span text:style-name="T23_4"><text:s/></text:span><text:span text:style-name="T23_5">viewing</text:span><text:span text:style-name="T23_6"><text:s/></text:span><text:span text:style-name="T23_7">a</text:span><text:span text:style-name="T23_8"><text:s/></text:span><text:span text:style-name="T23_9">BA</text:span><text:span text:style-name="T23_10"><text:s/></text:span><text:span text:style-name="T23_11">object</text:span><text:span text:style-name="T23_12"><text:s/></text:span><text:span text:style-name="T23_13">it</text:span><text:span text:style-name="T23_14"><text:s/></text:span><text:span text:style-name="T23_15">over</text:span><text:span text:style-name="T23_16"><text:s/></text:span><text:span text:style-name="T23_17">writes</text:span><text:span text:style-name="T23_18"><text:s/></text:span><text:span text:style-name="T23_19">the</text:span><text:span text:style-name="T23_20"><text:s/></text:span><text:span text:style-name="T23_21">rules</text:span><text:span text:style-name="T23_22"><text:s/></text:span><text:span text:style-name="T23_23">for</text:span><text:span text:style-name="T23_24"><text:s/></text:span><text:span text:style-name="T23_25">viewing</text:span><text:span text:style-name="T23_26"><text:s/></text:span><text:span text:style-name="T23_27">the</text:span><text:span text:style-name="T23_28"><text:s/></text:span><text:span text:style-name="T23_29">AB</text:span><text:span text:style-name="T23_30"><text:s/></text:span><text:span text:style-name="T23_31">contract</text:span><text:span text:style-name="T23_32"><text:s/></text:span><text:span text:style-name="T23_33">in</text:span><text:span text:style-name="T23_34"><text:s/></text:span><text:span text:style-name="T23_35">essence</text:span><text:span text:style-name="T23_36"><text:s/>(</text:span><text:span text:style-name="T23_37">It</text:span><text:span text:style-name="T23_38"><text:s/></text:span><text:span text:style-name="T23_39">doesn</text:span><text:span text:style-name="T23_40">’</text:span><text:span text:style-name="T23_41">t</text:span><text:span text:style-name="T23_42"><text:s/></text:span><text:span text:style-name="T23_43">have</text:span><text:span text:style-name="T23_44"><text:s/></text:span><text:span text:style-name="T23_45">to</text:span><text:span text:style-name="T23_46"><text:s/></text:span><text:span text:style-name="T23_47">this</text:span><text:span text:style-name="T23_48"><text:s/></text:span><text:span text:style-name="T23_49">can</text:span><text:span text:style-name="T23_50"><text:s/></text:span><text:span text:style-name="T23_51">be</text:span><text:span text:style-name="T23_52"><text:s/></text:span><text:span text:style-name="T23_53">another</text:span><text:span text:style-name="T23_54"><text:s/></text:span><text:span text:style-name="T23_55">optional</text:span><text:span text:style-name="T23_56"><text:s/></text:span><text:span text:style-name="T23_57">thing</text:span><text:span text:style-name="T23_58">)</text:span></text:p>
      <text:p text:style-name="P24"/>
      <text:p text:style-name="P25"><text:span text:style-name="T25_1">Think</text:span><text:span text:style-name="T25_2"><text:s/></text:span><text:span text:style-name="T25_3">viewing</text:span><text:span text:style-name="T25_4"><text:s/></text:span><text:span text:style-name="T25_5">a</text:span><text:span text:style-name="T25_6"><text:s/></text:span><text:span text:style-name="T25_7">tweet</text:span><text:span text:style-name="T25_8"><text:s/></text:span><text:span text:style-name="T25_9">history</text:span><text:span text:style-name="T25_10">.<text:s/></text:span><text:span text:style-name="T25_11">you</text:span><text:span text:style-name="T25_12"><text:s/></text:span><text:span text:style-name="T25_13">could</text:span><text:span text:style-name="T25_14"><text:s/></text:span><text:span text:style-name="T25_15">have</text:span><text:span text:style-name="T25_16"><text:s/></text:span><text:span text:style-name="T25_17">viewed</text:span><text:span text:style-name="T25_18"><text:s/></text:span><text:span text:style-name="T25_19">any</text:span><text:span text:style-name="T25_20"><text:s/></text:span><text:span text:style-name="T25_21">given</text:span><text:span text:style-name="T25_22"><text:s/></text:span><text:span text:style-name="T25_23">tweet</text:span><text:span text:style-name="T25_24"><text:s/></text:span><text:span text:style-name="T25_25">on</text:span><text:span text:style-name="T25_26"><text:s/></text:span><text:span text:style-name="T25_27">its</text:span><text:span text:style-name="T25_28"><text:s/></text:span><text:span text:style-name="T25_29">own</text:span><text:span text:style-name="T25_30"><text:s/></text:span><text:span text:style-name="T25_31">but</text:span><text:span text:style-name="T25_32"><text:s/></text:span><text:span text:style-name="T25_33">you</text:span><text:span text:style-name="T25_34"><text:s/></text:span><text:span text:style-name="T25_35">can</text:span><text:span text:style-name="T25_36"><text:s/></text:span><text:span text:style-name="T25_37">also</text:span><text:span text:style-name="T25_38"><text:s/></text:span><text:span text:style-name="T25_39">view</text:span><text:span text:style-name="T25_40"><text:s/></text:span><text:span text:style-name="T25_41">it</text:span><text:span text:style-name="T25_42"><text:s/></text:span><text:span text:style-name="T25_43">in</text:span><text:span text:style-name="T25_44"><text:s/></text:span><text:span text:style-name="T25_45">context</text:span><text:span text:style-name="T25_46"><text:s/></text:span><text:span text:style-name="T25_47">of</text:span><text:span text:style-name="T25_48"><text:s/></text:span><text:span text:style-name="T25_49">the</text:span><text:span text:style-name="T25_50"><text:s/></text:span><text:span text:style-name="T25_51">list</text:span><text:span text:style-name="T25_52"><text:s/></text:span><text:span text:style-name="T25_53">of</text:span><text:span text:style-name="T25_54"><text:s/></text:span><text:span text:style-name="T25_55">tweets</text:span></text:p>
      <text:p text:style-name="P26"><text:span text:style-name="T26_1">----------------------------------------------------------------------------------------------------------------------------</text:span></text:p>
      <text:p text:style-name="P27"/>
      <text:p text:style-name="P28"><text:span text:style-name="T28_1">Why</text:span><text:span text:style-name="T28_2"><text:s/></text:span><text:span text:style-name="T28_3">do</text:span><text:span text:style-name="T28_4"><text:s/></text:span><text:span text:style-name="T28_5">I</text:span><text:span text:style-name="T28_6"><text:s/></text:span><text:span text:style-name="T28_7">care</text:span><text:span text:style-name="T28_8"><text:s/></text:span><text:span text:style-name="T28_9">about</text:span><text:span text:style-name="T28_10"><text:s/></text:span><text:span text:style-name="T28_11">this</text:span><text:span text:style-name="T28_12">?<text:s/></text:span><text:span text:style-name="T28_13">When</text:span><text:span text:style-name="T28_14"><text:s/></text:span><text:span text:style-name="T28_15">pointing</text:span><text:span text:style-name="T28_16"><text:s/></text:span><text:span text:style-name="T28_17">to</text:span><text:span text:style-name="T28_18"><text:s/></text:span><text:span text:style-name="T28_19">an</text:span><text:span text:style-name="T28_20"><text:s/></text:span><text:span text:style-name="T28_21">object</text:span><text:span text:style-name="T28_22"><text:s/></text:span><text:span text:style-name="T28_23">if</text:span><text:span text:style-name="T28_24"><text:s/></text:span><text:span text:style-name="T28_25">should</text:span><text:span text:style-name="T28_26"><text:s/></text:span><text:span text:style-name="T28_27">be</text:span><text:span text:style-name="T28_28"><text:s/></text:span><text:span text:style-name="T28_29">obvious</text:span><text:span text:style-name="T28_30"><text:s/></text:span><text:span text:style-name="T28_31">from</text:span><text:span text:style-name="T28_32"><text:s/></text:span><text:span text:style-name="T28_33">that</text:span><text:span text:style-name="T28_34"><text:s/></text:span><text:span text:style-name="T28_35">particular</text:span><text:span text:style-name="T28_36"><text:s/></text:span><text:span text:style-name="T28_37">object</text:span><text:span text:style-name="T28_38"><text:s/></text:span><text:span text:style-name="T28_39">how</text:span><text:span text:style-name="T28_40"><text:s/></text:span><text:span text:style-name="T28_41">to</text:span><text:span text:style-name="T28_42"><text:s/></text:span><text:span text:style-name="T28_43">handle</text:span><text:span text:style-name="T28_44"><text:s/></text:span><text:span text:style-name="T28_45">it</text:span><text:span text:style-name="T28_46">.<text:s/></text:span><text:span text:style-name="T28_47">If</text:span><text:span text:style-name="T28_48"><text:s/></text:span><text:span text:style-name="T28_49">if</text:span><text:span text:style-name="T28_50"><text:s/></text:span><text:span text:style-name="T28_51">is</text:span><text:span text:style-name="T28_52"><text:s/></text:span><text:span text:style-name="T28_53">something</text:span><text:span text:style-name="T28_54"><text:s/></text:span><text:span text:style-name="T28_55">that</text:span><text:span text:style-name="T28_56"><text:s/></text:span><text:span text:style-name="T28_57">can</text:span><text:span text:style-name="T28_58"><text:s/></text:span><text:span text:style-name="T28_59">be</text:span><text:span text:style-name="T28_60"><text:s/></text:span><text:span text:style-name="T28_61">referenced</text:span><text:span text:style-name="T28_62"><text:s/></text:span><text:span text:style-name="T28_63">on</text:span><text:span text:style-name="T28_64"><text:s/></text:span><text:span text:style-name="T28_65">its</text:span><text:span text:style-name="T28_66"><text:s/></text:span><text:span text:style-name="T28_67">own</text:span><text:span text:style-name="T28_68"><text:s/></text:span><text:span text:style-name="T28_69">it</text:span><text:span text:style-name="T28_70"><text:s/></text:span><text:span text:style-name="T28_71">can</text:span><text:span text:style-name="T28_72"><text:s/></text:span><text:span text:style-name="T28_73">it</text:span><text:span text:style-name="T28_74"><text:s/></text:span><text:span text:style-name="T28_75">can</text:span><text:span text:style-name="T28_76"><text:s/></text:span><text:span text:style-name="T28_77">give</text:span><text:span text:style-name="T28_78"><text:s/></text:span><text:span text:style-name="T28_79">itself</text:span><text:span text:style-name="T28_80"><text:s/></text:span><text:span text:style-name="T28_81">context</text:span><text:span text:style-name="T28_82">.<text:s/></text:span><text:span text:style-name="T28_83">If</text:span><text:span text:style-name="T28_84"><text:s/></text:span><text:span text:style-name="T28_85">however</text:span><text:span text:style-name="T28_86"><text:s/></text:span><text:span text:style-name="T28_87">it</text:span><text:span text:style-name="T28_88"><text:s/></text:span><text:span text:style-name="T28_89">REQUIRES</text:span><text:span text:style-name="T28_90"><text:s/></text:span><text:span text:style-name="T28_91">a</text:span><text:span text:style-name="T28_92"><text:s/></text:span><text:span text:style-name="T28_93">higher</text:span><text:span text:style-name="T28_94"><text:s/></text:span><text:span text:style-name="T28_95">context</text:span><text:span text:style-name="T28_96"><text:s/></text:span><text:span text:style-name="T28_97">in</text:span><text:span text:style-name="T28_98"><text:s/></text:span><text:span text:style-name="T28_99">order</text:span><text:span text:style-name="T28_100"><text:s/></text:span><text:span text:style-name="T28_101">to</text:span><text:span text:style-name="T28_102"><text:s/></text:span><text:span text:style-name="T28_103">be</text:span><text:span text:style-name="T28_104"><text:s/></text:span><text:span text:style-name="T28_105">interpreted</text:span><text:span text:style-name="T28_106"><text:s/></text:span><text:span text:style-name="T28_107">then</text:span><text:span text:style-name="T28_108"><text:s/></text:span><text:span text:style-name="T28_109">it</text:span><text:span text:style-name="T28_110"><text:s/></text:span><text:span text:style-name="T28_111">lets</text:span><text:span text:style-name="T28_112"><text:s/></text:span><text:span text:style-name="T28_113">us</text:span><text:span text:style-name="T28_114"><text:s/></text:span><text:span text:style-name="T28_115">know</text:span><text:span text:style-name="T28_116"><text:s/></text:span><text:span text:style-name="T28_117">this</text:span><text:span text:style-name="T28_118"><text:s/></text:span><text:span text:style-name="T28_119">is</text:span><text:span text:style-name="T28_120"><text:s/></text:span><text:span text:style-name="T28_121">the</text:span><text:span text:style-name="T28_122"><text:s/></text:span><text:span text:style-name="T28_123">case</text:span><text:span text:style-name="T28_124">.<text:s/></text:span><text:span text:style-name="T28_125">In</text:span><text:span text:style-name="T28_126"><text:s/></text:span><text:span text:style-name="T28_127">this</text:span><text:span text:style-name="T28_128"><text:s/></text:span><text:span text:style-name="T28_129">manner</text:span><text:span text:style-name="T28_130"><text:s/></text:span><text:span text:style-name="T28_131">all</text:span><text:span text:style-name="T28_132"><text:s/></text:span><text:span text:style-name="T28_133">that</text:span><text:span text:style-name="T28_134"><text:s/></text:span><text:span text:style-name="T28_135">is</text:span><text:span text:style-name="T28_136"><text:s/></text:span><text:span text:style-name="T28_137">required</text:span><text:span text:style-name="T28_138"><text:s/></text:span><text:span text:style-name="T28_139">to</text:span><text:span text:style-name="T28_140"><text:s/></text:span><text:span text:style-name="T28_141">understand</text:span><text:span text:style-name="T28_142"><text:s/></text:span><text:span text:style-name="T28_143">an</text:span><text:span text:style-name="T28_144"><text:s/></text:span><text:span text:style-name="T28_145">object</text:span><text:span text:style-name="T28_146"><text:s/></text:span><text:span text:style-name="T28_147">is</text:span><text:span text:style-name="T28_148"><text:s/></text:span><text:span text:style-name="T28_149">the</text:span><text:span text:style-name="T28_150"><text:s/></text:span><text:span text:style-name="T28_151">address</text:span><text:span text:style-name="T28_152"><text:s/></text:span><text:span text:style-name="T28_153">of</text:span><text:span text:style-name="T28_154"><text:s/></text:span><text:span text:style-name="T28_155">the</text:span><text:span text:style-name="T28_156"><text:s/></text:span><text:span text:style-name="T28_157">object</text:span><text:span text:style-name="T28_158"><text:s/></text:span><text:span text:style-name="T28_159">itself</text:span><text:span text:style-name="T28_160">.</text:span></text:p>
      <text:p text:style-name="P29"/>
      <text:p text:style-name="P30"><text:span text:style-name="T30_1">This</text:span><text:span text:style-name="T30_2"><text:s/></text:span><text:span text:style-name="T30_3">prevents</text:span><text:span text:style-name="T30_4"><text:s/></text:span><text:span text:style-name="T30_5">me</text:span><text:span text:style-name="T30_6"><text:s/></text:span><text:span text:style-name="T30_7">having</text:span><text:span text:style-name="T30_8"><text:s/></text:span><text:span text:style-name="T30_9">to</text:span><text:span text:style-name="T30_10"><text:s/></text:span><text:span text:style-name="T30_11">manually</text:span><text:span text:style-name="T30_12"><text:s/></text:span><text:span text:style-name="T30_13">copy</text:span><text:span text:style-name="T30_14"><text:s/></text:span><text:span text:style-name="T30_15">the</text:span><text:span text:style-name="T30_16"><text:s/></text:span><text:span text:style-name="T30_17">context</text:span><text:span text:style-name="T30_18"><text:s/></text:span><text:span text:style-name="T30_19">from</text:span><text:span text:style-name="T30_20"><text:s/></text:span><text:span text:style-name="T30_21">a</text:span><text:span text:style-name="T30_22"><text:s/></text:span><text:span text:style-name="T30_23">parent</text:span></text:p>
      <text:p text:style-name="P31"/>
      <text:p text:style-name="P32"><text:span text:style-name="T32_1">Note</text:span><text:span text:style-name="T32_2"><text:s/></text:span><text:span text:style-name="T32_3">that</text:span><text:span text:style-name="T32_4"><text:s/></text:span><text:span text:style-name="T32_5">BA</text:span><text:span text:style-name="T32_6"><text:s/></text:span><text:span text:style-name="T32_7">contracts</text:span><text:span text:style-name="T32_8"><text:s/></text:span><text:span text:style-name="T32_9">should</text:span><text:span text:style-name="T32_10"><text:s/></text:span><text:span text:style-name="T32_11">know</text:span><text:span text:style-name="T32_12"><text:s/></text:span><text:span text:style-name="T32_13">how</text:span><text:span text:style-name="T32_14"><text:s/></text:span><text:span text:style-name="T32_15">they</text:span><text:span text:style-name="T32_16"><text:s/></text:span><text:span text:style-name="T32_17">want</text:span><text:span text:style-name="T32_18"><text:s/></text:span><text:span text:style-name="T32_19">to</text:span><text:span text:style-name="T32_20"><text:s/></text:span><text:span text:style-name="T32_21">represent</text:span><text:span text:style-name="T32_22"><text:s/></text:span><text:span text:style-name="T32_23">the</text:span><text:span text:style-name="T32_24"><text:s/></text:span><text:span text:style-name="T32_25">data</text:span><text:span text:style-name="T32_26"><text:s/></text:span><text:span text:style-name="T32_27">of</text:span><text:span text:style-name="T32_28"><text:s/></text:span><text:span text:style-name="T32_29">the</text:span><text:span text:style-name="T32_30"><text:s/></text:span><text:span text:style-name="T32_31">sub</text:span><text:span text:style-name="T32_32">-</text:span><text:span text:style-name="T32_33">objects</text:span><text:span text:style-name="T32_34"><text:s/></text:span><text:span text:style-name="T32_35">so</text:span><text:span text:style-name="T32_36"><text:s/></text:span><text:span text:style-name="T32_37">the</text:span><text:span text:style-name="T32_38"><text:s/></text:span><text:span text:style-name="T32_39">BA</text:span><text:span text:style-name="T32_40"><text:s/></text:span><text:span text:style-name="T32_41">list</text:span><text:span text:style-name="T32_42"><text:s/></text:span><text:span text:style-name="T32_43">slots</text:span><text:span text:style-name="T32_44"><text:s/></text:span><text:span text:style-name="T32_45">should</text:span><text:span text:style-name="T32_46"><text:s/></text:span><text:span text:style-name="T32_47">be</text:span><text:span text:style-name="T32_48"><text:s/></text:span><text:span text:style-name="T32_49">able</text:span><text:span text:style-name="T32_50"><text:s/></text:span><text:span text:style-name="T32_51">to</text:span><text:span text:style-name="T32_52"><text:s/></text:span><text:span text:style-name="T32_53">be</text:span><text:span text:style-name="T32_54"><text:s/></text:span><text:span text:style-name="T32_55">determined</text:span><text:span text:style-name="T32_56"><text:s/></text:span><text:span text:style-name="T32_57">by</text:span><text:span text:style-name="T32_58"><text:s/></text:span><text:span text:style-name="T32_59">the</text:span><text:span text:style-name="T32_60"><text:s/></text:span><text:span text:style-name="T32_61">BA</text:span><text:span text:style-name="T32_62"><text:s/></text:span><text:span text:style-name="T32_63">contract</text:span><text:span text:style-name="T32_64"><text:s/></text:span><text:span text:style-name="T32_65">and</text:span><text:span text:style-name="T32_66"><text:s/></text:span><text:span text:style-name="T32_67">NOT</text:span><text:span text:style-name="T32_68"><text:s/></text:span><text:span text:style-name="T32_69">need</text:span><text:span text:style-name="T32_70"><text:s/></text:span><text:span text:style-name="T32_71">to</text:span><text:span text:style-name="T32_72"><text:s/></text:span><text:span text:style-name="T32_73">be</text:span><text:span text:style-name="T32_74"><text:s/></text:span><text:span text:style-name="T32_75">copied</text:span><text:span text:style-name="T32_76"><text:s/></text:span><text:span text:style-name="T32_77">around</text:span><text:span text:style-name="T32_78"><text:s/></text:span><text:span text:style-name="T32_79">from</text:span><text:span text:style-name="T32_80"><text:s/></text:span><text:span text:style-name="T32_81">one</text:span><text:span text:style-name="T32_82"><text:s/></text:span><text:span text:style-name="T32_83">place</text:span><text:span text:style-name="T32_84"><text:s/></text:span><text:span text:style-name="T32_85">to</text:span><text:span text:style-name="T32_86"><text:s/></text:span><text:span text:style-name="T32_87">another</text:span><text:span text:style-name="T32_8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